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Source Sans Pro" svg:font-family="'Source Sans Pro', Helvetica, 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.265cm" loext:contextual-spacing="false" fo:line-height="125%" fo:orphans="2" fo:widows="2" fo:text-indent="0cm" style:auto-text-indent="false" fo:background-color="#2b2b2b" fo:padding="0.238cm" fo:border="0.06pt solid #cccccc"/>
      <style:text-properties fo:font-variant="normal" fo:text-transform="none" fo:color="#e5e5e5" style:font-name="Menlo" fo:font-size="11.2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style:font-name="Source Sans Pro" fo:font-size="22.5pt" fo:letter-spacing="normal" fo:font-style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Uninstall_Directions_for_Linux.2FAll_Other_Operating_Systems"/>Uninstall Directions for Linux/All Other Operating Systems</text:h>
      <text:p text:style-name="P3">As root:<text:line-break/>1) Run the commands:<text:line-break/><text:span text:style-name="T1">su – zimbra<text:line-break/>zmcontrol stop<text:line-break/>exit</text:span><text:line-break/>(you should be root after you run exit)<text:line-break/><text:line-break/>2a) Run the command: <text:span text:style-name="T1">ps -ef | grep -i zimbra</text:span><text:line-break/>If you see running processes<text:line-break/>2b) Kill any lingering processes: <text:span text:style-name="T1">kill -9 &lt;pid&gt;</text:span><text:line-break/><text:line-break/>3a) Run the command: <text:span text:style-name="T1">df</text:span><text:line-break/>If you see "amavisd"<text:line-break/>3b) run command: <text:span text:style-name="T1">umount /opt/zimbra/amavisd&lt;-new-blah&gt;/tmp</text:span><text:line-break/><text:line-break/>4) <text:span text:style-name="T1">cd /&lt;tmp_tar_install_dir&gt;/zcs/</text:span><text:line-break/><text:line-break/>5) Run the command: <text:span text:style-name="T1">./install.sh -u</text:span><text:line-break/><text:line-break/>6) Run the following commands to complete the unistall:<text:line-break/><text:span text:style-name="T1">rm -rf /opt/zimbra</text:span><text:line-break/><text:span text:style-name="T1">rm -rf /var/log/*zimbra*</text:span><text:line-break/><text:span text:style-name="T1">rm -rf /tmp/*zimbra*</text:span><text:line-break/><text:span text:style-name="T1">rm -rf /tmp/hsperfdata*<text:line-break/>rm -rf /tmp/install.*<text:line-break/>rm -rf /tmp/*swatch*<text:line-break/>rm -rf /tmp/log*</text:span></text:p>
      <text:p text:style-name="P3">Ensure that you removed ALL the files owned by the user zimbra AND that contain the name "zimbra" in:<text:line-break/>/var/log/<text:line-break/>/tmp/<text:line-break/><text:soft-page-break/><text:line-break/>7) Run the following commands to delete the users and groups:<text:line-break/><text:span text:style-name="T1">userdel zimbra<text:line-break/>userdel postfix<text:line-break/>groupdel zimbra<text:line-break/>groupdel postfix<text:line-break/></text:span><text:line-break/>8) Remove the line "/dev/shm /opt/zimbra/amavisd-new-2.4.1/tmp tmpfs defaults,users,size=150m,mode=777 0 0" from /etc/fstab.<text:line-break/><text:line-break/>9) Remove the Zimbra logging lines below from /etc/syslog.conf:<text:line-break/><text:span text:style-name="T1">local0.* -/var/log/zimbra.log<text:line-break/>auth.* -/var/log/zimbra.log<text:line-break/>mail.* -/var/log/zimbra.log<text:line-break/></text:span><text:line-break/>10) Remove logrotate config file for Zimbra (CentOS, RHEL)<text:line-break/><text:span text:style-name="T1">rm -f /etc/logrotate.d/zimbra</text:span><text:line-break/><text:line-break/>11) Remove the Zimbra lines below from /etc/prelink.conf (CentOS, RHEL)<text:line-break/><text:span text:style-name="T1"># added for Zimbra</text:span><text:line-break/><text:span text:style-name="T1">-l /opt/zimbra/lib</text:span><text:line-break/><text:span text:style-name="T1">-l /opt/zimbra/sleepycat/lib</text:span><text:line-break/><text:span text:style-name="T1">-l /opt/zimbra/openldap/lib</text:span><text:line-break/><text:span text:style-name="T1">-l /opt/zimbra/cyrus-sasl/lib</text:span><text:line-break/><text:span text:style-name="T1">-l /opt/zimbra/mysql/lib</text:span><text:line-break/><text:line-break/>12) Remove Zimbra entries in /etc/rc* (CentOS, RHEL)<text:line-break/><text:span text:style-name="T1">chkconfig --del zimbra</text:span></text:p>
      <text:p text:style-name="Horizontal_20_Line"/>
      <text:p text:style-name="P3">Other methods:(assuming you didn't already try the above) <text:line-break/>(dijichi2) if you get stuck and really want to just purge it from the system, try:<text:line-break/><text:span text:style-name="T1">rpm -e `rpm -qa |grep zimbra`<text:line-break/>rm -rf /opt/zimbra<text:line-break/></text:span><text:soft-page-break/><text:span text:style-name="T1">delete zimbra entries from /etc/sudoers<text:line-break/>delete zimbra entries from root and zimbra crontabs</text:span></text:p>
      <text:p text:style-name="Horizontal_20_Line"/>
      <text:p text:style-name="P3">On Ubuntu servers dpkg may think that Zimbra is still installed. Check by running dpkg --list (-l) or dpkg -q zimbra* and see if zimbra items are still listed. You can remove them by running:<text:line-break/><text:span text:style-name="T1">dpkg --remove zimbra-apache zimbra-ldap zimbra-mta zimbra-spell zimbra-core zimbra-logger zimbra-snmp zimbra-store</text:span> or</text:p>
      <text:p text:style-name="P1">sudo rm -r /opt/zimbra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Source Sans Pro" svg:font-family="'Source Sans Pro', Helvetica, 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16:26.818432119</meta:creation-date>
    <dc:date>2019-06-26T17:16:45.923919484</dc:date>
    <meta:editing-duration>PT19S</meta:editing-duration>
    <meta:editing-cycles>1</meta:editing-cycles>
    <meta:document-statistic meta:table-count="0" meta:image-count="0" meta:object-count="0" meta:page-count="3" meta:paragraph-count="7" meta:word-count="315" meta:character-count="2190" meta:non-whitespace-character-count="1870"/>
    <meta:generator>LibreOffice/6.1.5.2$Linux_X86_64 LibreOffice_project/10$Build-2</meta:generator>
  </office:meta>
</office:document-meta>
</file>